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363cm"/>
    </style:style>
    <style:style style:name="gr13" style:family="graphic" style:parent-style-name="standard">
      <style:graphic-properties draw:stroke="solid" svg:stroke-color="#000000" draw:fill="solid" draw:fill-color="#ff9966" fo:min-height="0.363cm"/>
    </style:style>
    <style:style style:name="gr14" style:family="graphic" style:parent-style-name="standard">
      <style:graphic-properties svg:stroke-width="0.2cm" svg:stroke-color="#280099" draw:marker-start-width="0.5cm" draw:marker-end="Arrowheads_20_1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91cm" svg:height="11.452cm" svg:x="1.323cm" svg:y="1.9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16cm" svg:height="10.716cm" svg:x="14.473cm" svg:y="2.2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11.917cm" svg:height="8.171cm" svg:x="2.3cm" svg:y="3.156cm">
          <draw:glue-point draw:id="12" svg:x="2.062cm" svg:y="-4.555cm"/>
          <draw:glue-point draw:id="13" svg:x="4.482cm" svg:y="-2.256cm"/>
          <draw:glue-point draw:id="14" svg:x="4.416cm" svg:y="2.341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371cm" svg:height="1.566cm" svg:x="3.361cm" svg:y="6.473cm">
          <text:p text:style-name="P1"><text:span text:style-name="T1">Manizales</text:span></text:p>
          <text:p text:style-name="P1"><text:span text:style-name="T1">P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371cm" svg:height="1.566cm" svg:x="9.243cm" svg:y="8.713cm">
          <text:p text:style-name="P1"><text:span text:style-name="T1">Pereira</text:span></text:p>
          <text:p text:style-name="P1"><text:span text:style-name="T1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371cm" svg:height="1.566cm" svg:x="10.79cm" svg:y="6.285cm">
          <text:p text:style-name="P1"><text:span text:style-name="T1">Neiva</text:span></text:p>
          <text:p text:style-name="P1"><text:span text:style-name="T1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371cm" svg:height="1.566cm" svg:x="5.248cm" svg:y="4.378cm">
          <text:p text:style-name="P1"><text:span text:style-name="T1">B/manga</text:span></text:p>
          <text:p text:style-name="P1"><text:span text:style-name="T1">P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371cm" svg:height="1.566cm" svg:x="8.992cm" svg:y="4.208cm">
          <text:p text:style-name="P1"><text:span text:style-name="T1">Rionegro</text:span></text:p>
          <text:p text:style-name="P1"><text:span text:style-name="T1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371cm" svg:height="1.566cm" svg:x="7.065cm" svg:y="6.347cm">
          <text:p text:style-name="P1"><text:span text:style-name="T1">Bogotá</text:span></text:p>
          <text:p text:style-name="P1"><text:span text:style-name="T1"/></text:p>
          <text:p text:style-name="P1"><text:span text:style-name="T1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371cm" svg:height="1.566cm" svg:x="5.078cm" svg:y="8.696cm">
          <text:p text:style-name="P1"><text:span text:style-name="T1">Medellín</text:span></text:p>
          <text:p text:style-name="P1"><text:span text:style-name="T1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6.051cm" svg:y="8.294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2.709cm" svg:height="1.039cm" svg:x="6.982cm" svg:y="3.257cm">
          <draw:text-box>
            <text:p><text:span text:style-name="T3">Tecnoparque <text:s text:c="7"/>SENA</text:span></text:p>
          </draw:text-box>
        </draw:frame>
        <draw:custom-shape draw:style-name="gr11" draw:text-style-name="P3" draw:layer="layout" svg:width="0.381cm" svg:height="0.381cm" svg:x="7.489cm" svg:y="9.21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6.889cm" svg:y="10.11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5.452cm" svg:y="10.19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4.668cm" svg:y="9.269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4.33cm" svg:y="6.074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5.768cm" svg:y="6.99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5.168cm" svg:y="7.89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3.731cm" svg:y="7.9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2.947cm" svg:y="7.049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6.219cm" svg:y="3.995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657cm" svg:y="4.91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057cm" svg:y="5.81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5.62cm" svg:y="5.89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4.836cm" svg:y="4.9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0.209cm" svg:y="8.31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647cm" svg:y="9.233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047cm" svg:y="10.133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9.61cm" svg:y="10.21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8.826cm" svg:y="9.29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8.03cm" svg:y="5.953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9.468cm" svg:y="6.8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8.868cm" svg:y="7.7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7.431cm" svg:y="7.849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6.647cm" svg:y="6.928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751cm" svg:y="5.895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3.189cm" svg:y="6.21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2.589cm" svg:y="7.71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152cm" svg:y="7.79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0.368cm" svg:y="6.8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9.951cm" svg:y="3.79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1.389cm" svg:y="4.713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10.789cm" svg:y="5.613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9.352cm" svg:y="5.692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81cm" svg:height="0.381cm" svg:x="8.568cm" svg:y="4.77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1.936cm" svg:height="0.645cm" svg:x="7.583cm" svg:y="10.458cm">
          <draw:text-box>
            <text:p><text:span text:style-name="T3">Sharism</text:span></text:p>
          </draw:text-box>
        </draw:frame>
        <draw:frame draw:style-name="gr13" draw:text-style-name="P5" draw:id="id2" draw:layer="layout" svg:width="6.924cm" svg:height="1.039cm" svg:x="16.291cm" svg:y="7.279cm">
          <draw:text-box>
            <text:p><text:span text:style-name="T4">Generación de una plataforma hardware abierta.</text:span></text:p>
          </draw:text-box>
        </draw:frame>
        <draw:frame draw:style-name="gr13" draw:text-style-name="P5" draw:id="id3" draw:layer="layout" svg:width="6.924cm" svg:height="1.433cm" svg:x="16.27cm" svg:y="2.88cm">
          <draw:text-box>
            <text:p><text:span text:style-name="T4">Generación de conocimiento para Concebir, Diseñar, Implementar y Operar sistemas digitales.</text:span></text:p>
          </draw:text-box>
        </draw:frame>
        <draw:frame draw:style-name="gr13" draw:text-style-name="P5" draw:id="id4" draw:layer="layout" svg:width="6.924cm" svg:height="1.827cm" svg:x="16.27cm" svg:y="4.881cm">
          <draw:text-box>
            <text:p><text:span text:style-name="T4">Creación de una comunidad que utiliza el conocimiento como bien común. Esta comunidad utiliza, difunde, mejora y aumenta el recurso común.</text:span></text:p>
          </draw:text-box>
        </draw:frame>
        <draw:frame draw:style-name="gr13" draw:text-style-name="P5" draw:id="id5" draw:layer="layout" svg:width="6.924cm" svg:height="1.039cm" svg:x="16.271cm" svg:y="8.982cm">
          <draw:text-box>
            <text:p><text:span text:style-name="T4">Transferencia tecnológica y de conocimientos a todos los interesados.</text:span></text:p>
          </draw:text-box>
        </draw:frame>
        <draw:connector draw:style-name="gr14" draw:text-style-name="P1" draw:layer="layout" svg:x1="14.217cm" svg:y1="7.242cm" svg:x2="16.291cm" svg:y2="7.798cm" draw:start-shape="id1" draw:start-glue-point="10" draw:end-shape="id2" svg:d="m14217 7242h1037v556h1037">
          <text:p/>
        </draw:connector>
        <draw:connector draw:style-name="gr14" draw:text-style-name="P1" draw:layer="layout" svg:x1="14.217cm" svg:y1="7.242cm" svg:x2="16.27cm" svg:y2="3.596cm" draw:start-shape="id1" draw:start-glue-point="10" draw:end-shape="id3" svg:d="m14217 7242h1027v-3646h1026">
          <text:p/>
        </draw:connector>
        <draw:connector draw:style-name="gr14" draw:text-style-name="P1" draw:layer="layout" svg:x1="14.217cm" svg:y1="7.242cm" svg:x2="16.27cm" svg:y2="5.794cm" draw:start-shape="id1" draw:start-glue-point="10" draw:end-shape="id4" svg:d="m14217 7242h1027v-1448h1026">
          <text:p/>
        </draw:connector>
        <draw:connector draw:style-name="gr14" draw:text-style-name="P1" draw:layer="layout" svg:x1="14.217cm" svg:y1="7.242cm" svg:x2="16.271cm" svg:y2="9.501cm" draw:start-shape="id1" draw:start-glue-point="10" draw:end-shape="id5" svg:d="m14217 7242h1027v2259h1027">
          <text:p/>
        </draw:connector>
        <draw:frame draw:style-name="gr13" draw:text-style-name="P5" draw:id="id6" draw:layer="layout" svg:width="6.924cm" svg:height="1.039cm" svg:x="16.271cm" svg:y="10.583cm">
          <draw:text-box>
            <text:p><text:span text:style-name="T4">Generación y documentación de productos comercializables</text:span></text:p>
          </draw:text-box>
        </draw:frame>
        <draw:connector draw:style-name="gr14" draw:text-style-name="P1" draw:layer="layout" svg:x1="14.217cm" svg:y1="7.242cm" svg:x2="16.271cm" svg:y2="11.102cm" draw:start-shape="id1" draw:start-glue-point="10" draw:end-shape="id6" draw:end-glue-point="3" svg:d="m14217 7242h1027v3860h1027">
          <text:p/>
        </draw:connector>
        <draw:frame draw:style-name="gr12" draw:text-style-name="P4" draw:layer="layout" svg:width="4.753cm" svg:height="0.645cm" svg:x="17.413cm" svg:y="12.015cm">
          <draw:text-box>
            <text:p><text:span text:style-name="T3">Hardware Libre (copyleft)</text:span></text:p>
          </draw:text-box>
        </draw:frame>
        <draw:custom-shape draw:style-name="gr11" draw:text-style-name="P3" draw:layer="layout" svg:width="0.381cm" svg:height="0.381cm" svg:x="1.664cm" svg:y="13.758cm">
          <text:p text:style-name="P1"><text:span text:style-name="T2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4" draw:layer="layout" svg:width="6.053cm" svg:height="0.645cm" svg:x="1.837cm" svg:y="13.623cm">
          <draw:text-box>
            <text:p><text:span text:style-name="T3">Empresas de base tecnológica</text:span></text:p>
          </draw:text-box>
        </draw:frame>
        <draw:frame draw:style-name="gr12" draw:text-style-name="P4" draw:layer="layout" svg:width="5.804cm" svg:height="1.039cm" svg:x="1.6cm" svg:y="14.324cm">
          <draw:text-box>
            <text:p><text:span text:style-name="T5">P1..P7 </text:span><text:span text:style-name="T3">Proyecto de aplicación regional</text:span></text:p>
          </draw:text-box>
        </draw:frame>
        <draw:frame draw:style-name="gr12" draw:text-style-name="P4" draw:layer="layout" svg:width="1.806cm" svg:height="0.645cm" svg:x="12.081cm" svg:y="5.009cm">
          <draw:text-box>
            <text:p><text:span text:style-name="T3">UNAL</text:span></text:p>
          </draw:text-box>
        </draw:frame>
        <draw:frame draw:style-name="gr12" draw:text-style-name="P4" draw:layer="layout" svg:width="1.806cm" svg:height="0.645cm" svg:x="2.873cm" svg:y="5.3cm">
          <draw:text-box>
            <text:p><text:span text:style-name="T3">UIS</text:span></text:p>
          </draw:text-box>
        </draw:frame>
        <draw:frame draw:style-name="gr12" draw:text-style-name="P6" draw:layer="layout" svg:width="8.584cm" svg:height="0.725cm" svg:x="1.603cm" svg:y="2.195cm">
          <draw:text-box>
            <text:p><text:span text:style-name="T6">CONOCIMIENTO COMO BIEN COM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70%" fo:padding-top="0.125cm" fo:padding-bottom="0.125cm" fo:padding-left="0.25cm" fo:padding-right="0.25cm" draw:shadow="hidden" draw:shadow-offset-x="0.3cm" draw:shadow-offset-y="0.3cm" draw:shadow-color="#80808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24T20:16:35</meta:creation-date>
    <dc:date>2010-08-13T15:18:18</dc:date>
    <dc:creator>Carlos Camargo</dc:creator>
    <meta:editing-duration>PT01H11M59S</meta:editing-duration>
    <meta:editing-cycles>23</meta:editing-cycles>
    <meta:generator>OpenOffice.org/3.2$Linux OpenOffice.org_project/320m12$Build-9483</meta:generator>
    <meta:document-statistic meta:object-count="64"/>
  </office:meta>
</office:document-meta>
</file>